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middle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ческий объект1" text:anchor-type="page" text:anchor-page-number="1" svg:width="7.303cm" svg:height="6.906cm" draw:z-index="0">
        <draw:image xlink:href="Pictures/100000000000011400000105CAA86D7E.jpg" xlink:type="simple" xlink:show="embed" xlink:actuate="onLoad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3:03:52</dc:date>
    <dc:creator>artur </dc:creator>
    <meta:editing-duration>P0D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